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1af" officeooo:paragraph-rsid="001001af"/>
    </style:style>
    <style:style style:name="P2" style:family="paragraph" style:parent-style-name="Standard">
      <style:text-properties officeooo:rsid="001001af" officeooo:paragraph-rsid="00116704"/>
    </style:style>
    <style:style style:name="P3" style:family="paragraph" style:parent-style-name="Standard">
      <style:text-properties officeooo:rsid="00116704" officeooo:paragraph-rsid="00116704"/>
    </style:style>
    <style:style style:name="P4" style:family="paragraph" style:parent-style-name="Standard">
      <style:text-properties officeooo:rsid="001333b4" officeooo:paragraph-rsid="001333b4"/>
    </style:style>
    <style:style style:name="T1" style:family="text">
      <style:text-properties officeooo:rsid="001001af"/>
    </style:style>
    <style:style style:name="T2" style:family="text">
      <style:text-properties officeooo:rsid="00116704"/>
    </style:style>
    <style:style style:name="T3" style:family="text">
      <style:text-properties officeooo:rsid="0014c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umbers count <text:span text:style-name="T3">up</text:span> from user input, <text:span text:style-name="T2">example</text:span> ([<text:span text:style-name="T3">5</text:span>]<text:span text:style-name="T3">1, 2, 3, 4, 5</text:span> )</text:p>
      <text:p text:style-name="P1"/>
      <text:p text:style-name="P2">2. Numbers divisible by 3 are replaced with “ping”, <text:span text:style-name="T2">example</text:span> <text:s/>([9] ping)</text:p>
      <text:p text:style-name="P1"/>
      <text:p text:style-name="P2">3. <text:s/>Numbers divisible by <text:span text:style-name="T2">5</text:span> are replaced with “<text:span text:style-name="T2">pong”</text:span>, <text:span text:style-name="T2">example</text:span> <text:span text:style-name="T2">([10] pong)</text:span></text:p>
      <text:p text:style-name="P2"/>
      <text:p text:style-name="P3">4. <text:s/><text:span text:style-name="T1">Numbers divisible by </text:span>15<text:span text:style-name="T1"> are replaced with “</text:span>pingpong<text:span text:style-name="T1">”, </text:span>example<text:span text:style-name="T1"> </text:span>([30] pingpong)</text:p>
      <text:p text:style-name="P3"/>
      <text:p text:style-name="P4">5. If user puts in a new number it should clear the last 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7:40:05.103533637</meta:creation-date>
    <dc:date>2017-03-09T21:35:47.553484397</dc:date>
    <meta:editing-duration>PT3H13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64" meta:character-count="349" meta:non-whitespace-character-count="287"/>
  </office:meta>
</office:document-meta>
</file>